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3465a4" draw:fill="none" draw:fill-color="#ffffff" fo:min-height="7.339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5f5f5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5f5f5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8.343cm" svg:height="7.589cm" svg:x="0.829cm" svg:y="1.547cm">
          <draw:text-box>
            <text:p text:style-name="P2"><text:span text:style-name="T1">Poster da marca ebol</text:span></text:p>
            <text:p text:style-name="P2"><text:span text:style-name="T1">adicionadoa seçao da minicopa <text:s text:c="6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4T10:52:21.930385130</dc:date>
    <meta:editing-duration>PT3H8M28S</meta:editing-duration>
    <meta:editing-cycles>19</meta:editing-cycles>
    <meta:generator>LibreOffice/7.0.6.2$Linux_X86_64 LibreOffice_project/00$Build-2</meta:generator>
    <meta:document-statistic meta:object-count="2"/>
  </office:meta>
</office:document-meta>
</file>